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07cm"/>
    </style:style>
    <style:style style:name="co3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Unit_Id</text:p>
          </table:table-cell>
          <table:table-cell table:style-name="Default" office:value-type="string" calcext:value-type="string">
            <text:p>UnitType_Id</text:p>
          </table:table-cell>
        </table:table-row>
        <table:table-row table:style-name="ro1">
          <table:table-cell/>
          <table:table-cell table:style-name="Default" office:value-type="string" calcext:value-type="string">
            <text:p>0adf0b1d-7308-4604-8489-0d9fa654c19f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0adf0b1d-7308-4604-8489-0d9fa654c19f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67cc56fd-eae7-4bc5-bace-6d3f39e94286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67cc56fd-eae7-4bc5-bace-6d3f39e94286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a8b1b1d6-304e-40c6-9cd9-eb5c1fd65237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a8b1b1d6-304e-40c6-9cd9-eb5c1fd65237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eff9fb58-9816-48b3-a06f-1da172d7ef72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eff9fb58-9816-48b3-a06f-1da172d7ef72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faa7e369-2bc4-435e-83da-f6ccb7623012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faa7e369-2bc4-435e-83da-f6ccb7623012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a3e81d94-9ce9-439e-989d-dadb68547a8e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a3e81d94-9ce9-439e-989d-dadb68547a8e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24ec5f29-e06e-4083-8682-34ff732f5c55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d9e6435d-0f01-48fa-8167-9a9f1b1cf6de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019358d9-c1c1-451f-a878-e2f7c960524d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4abc2d78-fe34-4835-9031-9b82e1347daf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be9e0101-95d1-4dd5-8275-66a14fef47dd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4b8e003c-c17d-4e44-bad6-0223f5c2ccbb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b13f576c-12eb-4771-9446-f6853e327b1b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b13f576c-12eb-4771-9446-f6853e327b1b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table:style-name="Default" office:value-type="string" calcext:value-type="string">
            <text:p>1a970fdb-9813-4d7a-b2a4-816c9c1c8b50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8a0c7ff0-e8fd-4443-9005-a7972a210227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47877f6e-8bf1-4778-a08b-889455c260ab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df1db8c0-bc94-4653-a8a5-65f41b27cc62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62a5e923-9425-4d60-84b8-e8ba7ee273f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15816343-f4cf-4641-b777-3ef67241e4eb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f28c4908-4d87-4399-b2dc-7a2f5e879603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ff976aa8-eb75-4191-9844-12fbf8413ae3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ea9d0460-9790-47df-aabe-3287bead4eba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f29a42b9-beeb-48ab-aad0-d010b5fe1216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7a17fb38-515f-4fcb-bcbe-c7740b7ffce4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7a17fb38-515f-4fcb-bcbe-c7740b7ffce4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bb8a28ba-b5ba-43e0-8da0-a4e6a915c6d5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bb8a28ba-b5ba-43e0-8da0-a4e6a915c6d5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87b4ce87-1fdb-49c0-831a-a793933987fc</text:p>
          </table:table-cell>
          <table:table-cell office:value-type="string" calcext:value-type="string">
            <text:p>cf295704-19c1-4d32-917e-e84fb28f3989</text:p>
          </table:table-cell>
        </table:table-row>
        <table:table-row table:style-name="ro1">
          <table:table-cell/>
          <table:table-cell table:style-name="Default" office:value-type="string" calcext:value-type="string">
            <text:p>b57f344c-f4a7-4061-9ff8-b2490d7001a5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b57f344c-f4a7-4061-9ff8-b2490d7001a5</text:p>
          </table:table-cell>
          <table:table-cell office:value-type="string" calcext:value-type="string">
            <text:p>505f7ac0-5b2f-476e-a4a6-f20c8ef710c6</text:p>
          </table:table-cell>
        </table:table-row>
        <table:table-row table:style-name="ro1">
          <table:table-cell/>
          <table:table-cell table:style-name="Default" office:value-type="string" calcext:value-type="string">
            <text:p>b57f344c-f4a7-4061-9ff8-b2490d7001a5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table:style-name="Default" office:value-type="string" calcext:value-type="string">
            <text:p>6b1adbd3-6e7a-411f-9db7-d2468184ba25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6b1adbd3-6e7a-411f-9db7-d2468184ba25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table:style-name="Default" office:value-type="string" calcext:value-type="string">
            <text:p>5b0df723-b9fe-4e1e-9c2f-fe297503908e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ca56a4e2-662e-4c3b-b088-c14ac70447d7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2979b2ea-83a6-45fe-96b4-f9f63d25d2df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caa30388-43d1-4a36-962c-4dcc846a6200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56c08d86-daee-4ec0-b4e3-f318da0c1808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8ebaaf0e-4448-405b-b42c-bbc687ed5f98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4ba1efaf-686e-4b02-9e13-f4e31365e651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e7ae3d61-73de-4d81-aefa-e6fb43844862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90c25428-2edb-4d02-a4f7-2455e1efb01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c35153f4-7ea2-4a20-8738-c0982ed3f4f0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b6ab1640-225d-4d4b-b3df-b348d51e953e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dc99caa4-6e37-4000-b273-f67f9d73f987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e1e749c0-5167-4923-93ac-c435fa0ec5d4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5c66a219-0988-472e-9f46-568744acb89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e7ae3d61-73de-4d81-aefa-e6fb43844862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90c25428-2edb-4d02-a4f7-2455e1efb01a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c35153f4-7ea2-4a20-8738-c0982ed3f4f0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b6ab1640-225d-4d4b-b3df-b348d51e953e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dc99caa4-6e37-4000-b273-f67f9d73f987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e1e749c0-5167-4923-93ac-c435fa0ec5d4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5c66a219-0988-472e-9f46-568744acb89a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468f3248-93a6-4c73-bbba-e56b40191f07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468f3248-93a6-4c73-bbba-e56b40191f07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table:style-name="Default" office:value-type="string" calcext:value-type="string">
            <text:p>b920146e-1049-43f8-93f3-e2f4883bd83c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b920146e-1049-43f8-93f3-e2f4883bd83c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table:style-name="Default" office:value-type="string" calcext:value-type="string">
            <text:p>7b121834-3af6-4c29-a94d-883c3963a348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7b121834-3af6-4c29-a94d-883c3963a348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table:style-name="Default" office:value-type="string" calcext:value-type="string">
            <text:p>81ccbd19-d132-46d5-b06c-5cdb222c602b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81ccbd19-d132-46d5-b06c-5cdb222c602b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table:style-name="Default" office:value-type="string" calcext:value-type="string">
            <text:p>879542f1-4d2e-46bc-8a87-12b4a179da2c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879542f1-4d2e-46bc-8a87-12b4a179da2c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table:style-name="Default" office:value-type="string" calcext:value-type="string">
            <text:p>22a0e510-75da-4c40-97c4-0a2b5716376d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22a0e510-75da-4c40-97c4-0a2b5716376d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22a0e510-75da-4c40-97c4-0a2b5716376d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table:style-name="Default" office:value-type="string" calcext:value-type="string">
            <text:p>4ba1efaf-686e-4b02-9e13-f4e31365e651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table:style-name="Default" office:value-type="string" calcext:value-type="string">
            <text:p>5c66a219-0988-472e-9f46-568744acb89a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table:style-name="Default" office:value-type="string" calcext:value-type="string">
            <text:p>8ebaaf0e-4448-405b-b42c-bbc687ed5f98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table:style-name="Default" office:value-type="string" calcext:value-type="string">
            <text:p>e1e749c0-5167-4923-93ac-c435fa0ec5d4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table:style-name="Default" office:value-type="string" calcext:value-type="string">
            <text:p>5b0df723-b9fe-4e1e-9c2f-fe297503908e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table:style-name="Default" office:value-type="string" calcext:value-type="string">
            <text:p>e7ae3d61-73de-4d81-aefa-e6fb43844862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table:style-name="Default" office:value-type="string" calcext:value-type="string">
            <text:p>ca56a4e2-662e-4c3b-b088-c14ac70447d7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table:style-name="Default" office:value-type="string" calcext:value-type="string">
            <text:p>90c25428-2edb-4d02-a4f7-2455e1efb01a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table:style-name="Default" office:value-type="string" calcext:value-type="string">
            <text:p>2979b2ea-83a6-45fe-96b4-f9f63d25d2df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table:style-name="Default" office:value-type="string" calcext:value-type="string">
            <text:p>c35153f4-7ea2-4a20-8738-c0982ed3f4f0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table:style-name="Default" office:value-type="string" calcext:value-type="string">
            <text:p>caa30388-43d1-4a36-962c-4dcc846a6200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table:style-name="Default" office:value-type="string" calcext:value-type="string">
            <text:p>b6ab1640-225d-4d4b-b3df-b348d51e953e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table:style-name="Default" office:value-type="string" calcext:value-type="string">
            <text:p>368c8993-c229-4874-9e0f-7f5c2d61f9f7</text:p>
          </table:table-cell>
          <table:table-cell office:value-type="string" calcext:value-type="string">
            <text:p>8aa41360-3a7b-4f27-9496-03e656d0ca6b</text:p>
          </table:table-cell>
        </table:table-row>
        <table:table-row table:style-name="ro1">
          <table:table-cell/>
          <table:table-cell table:style-name="Default" office:value-type="string" calcext:value-type="string">
            <text:p>368c8993-c229-4874-9e0f-7f5c2d61f9f7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table:style-name="Default" office:value-type="string" calcext:value-type="string">
            <text:p>3d8b159d-2c67-4d04-8f11-d0d890b9f5c1</text:p>
          </table:table-cell>
          <table:table-cell office:value-type="string" calcext:value-type="string">
            <text:p>8aa41360-3a7b-4f27-9496-03e656d0ca6b</text:p>
          </table:table-cell>
        </table:table-row>
        <table:table-row table:style-name="ro1">
          <table:table-cell/>
          <table:table-cell table:style-name="Default" office:value-type="string" calcext:value-type="string">
            <text:p>3d8b159d-2c67-4d04-8f11-d0d890b9f5c1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table:style-name="Default" office:value-type="string" calcext:value-type="string">
            <text:p>3d8b159d-2c67-4d04-8f11-d0d890b9f5c1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221576b9-10ab-41b7-b17c-5f550047fc38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221576b9-10ab-41b7-b17c-5f550047fc38</text:p>
          </table:table-cell>
          <table:table-cell office:value-type="string" calcext:value-type="string">
            <text:p>0578226a-d573-48a4-b42f-6e1f728f98e4</text:p>
          </table:table-cell>
        </table:table-row>
        <table:table-row table:style-name="ro1">
          <table:table-cell/>
          <table:table-cell table:style-name="Default" office:value-type="string" calcext:value-type="string">
            <text:p>1947f8e3-ea97-4492-bb09-8044acb4e2ed</text:p>
          </table:table-cell>
          <table:table-cell office:value-type="string" calcext:value-type="string">
            <text:p>8aa41360-3a7b-4f27-9496-03e656d0ca6b</text:p>
          </table:table-cell>
        </table:table-row>
        <table:table-row table:style-name="ro1">
          <table:table-cell/>
          <table:table-cell table:style-name="Default" office:value-type="string" calcext:value-type="string">
            <text:p>1947f8e3-ea97-4492-bb09-8044acb4e2ed</text:p>
          </table:table-cell>
          <table:table-cell office:value-type="string" calcext:value-type="string">
            <text:p>29d75f82-f201-40c3-90f6-80894b149e17</text:p>
          </table:table-cell>
        </table:table-row>
        <table:table-row table:style-name="ro1">
          <table:table-cell/>
          <table:table-cell table:style-name="Default" office:value-type="string" calcext:value-type="string">
            <text:p>ff6b8372-7667-4c4e-a800-6d7abaecf3d8</text:p>
          </table:table-cell>
          <table:table-cell office:value-type="string" calcext:value-type="string">
            <text:p>8aa41360-3a7b-4f27-9496-03e656d0ca6b</text:p>
          </table:table-cell>
        </table:table-row>
        <table:table-row table:style-name="ro1">
          <table:table-cell/>
          <table:table-cell table:style-name="Default" office:value-type="string" calcext:value-type="string">
            <text:p>ff6b8372-7667-4c4e-a800-6d7abaecf3d8</text:p>
          </table:table-cell>
          <table:table-cell office:value-type="string" calcext:value-type="string">
            <text:p>29d75f82-f201-40c3-90f6-80894b149e17</text:p>
          </table:table-cell>
        </table:table-row>
        <table:table-row table:style-name="ro1">
          <table:table-cell/>
          <table:table-cell table:style-name="Default" office:value-type="string" calcext:value-type="string">
            <text:p>ff6b8372-7667-4c4e-a800-6d7abaecf3d8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8a9a3fc5-62ae-4d02-a689-839fe0898018</text:p>
          </table:table-cell>
          <table:table-cell office:value-type="string" calcext:value-type="string">
            <text:p>29d75f82-f201-40c3-90f6-80894b149e17</text:p>
          </table:table-cell>
        </table:table-row>
        <table:table-row table:style-name="ro1">
          <table:table-cell/>
          <table:table-cell table:style-name="Default" office:value-type="string" calcext:value-type="string">
            <text:p>8a9a3fc5-62ae-4d02-a689-839fe0898018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table:style-name="Default" office:value-type="string" calcext:value-type="string">
            <text:p>8a9a3fc5-62ae-4d02-a689-839fe0898018</text:p>
          </table:table-cell>
          <table:table-cell office:value-type="string" calcext:value-type="string">
            <text:p>8aa41360-3a7b-4f27-9496-03e656d0ca6b</text:p>
          </table:table-cell>
        </table:table-row>
        <table:table-row table:style-name="ro1">
          <table:table-cell/>
          <table:table-cell table:style-name="Default" office:value-type="string" calcext:value-type="string">
            <text:p>350e64e9-ceef-405a-8e34-494530ada9b0</text:p>
          </table:table-cell>
          <table:table-cell office:value-type="string" calcext:value-type="string">
            <text:p>8aa41360-3a7b-4f27-9496-03e656d0ca6b</text:p>
          </table:table-cell>
        </table:table-row>
        <table:table-row table:style-name="ro1">
          <table:table-cell/>
          <table:table-cell table:style-name="Default" office:value-type="string" calcext:value-type="string">
            <text:p>350e64e9-ceef-405a-8e34-494530ada9b0</text:p>
          </table:table-cell>
          <table:table-cell office:value-type="string" calcext:value-type="string">
            <text:p>29d75f82-f201-40c3-90f6-80894b149e17</text:p>
          </table:table-cell>
        </table:table-row>
        <table:table-row table:style-name="ro1">
          <table:table-cell/>
          <table:table-cell table:style-name="Default" office:value-type="string" calcext:value-type="string">
            <text:p>9e917fae-f5f0-4734-ab06-9116da464f2b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9e917fae-f5f0-4734-ab06-9116da464f2b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table:style-name="Default" office:value-type="string" calcext:value-type="string">
            <text:p>9e917fae-f5f0-4734-ab06-9116da464f2b</text:p>
          </table:table-cell>
          <table:table-cell office:value-type="string" calcext:value-type="string">
            <text:p>2e495122-e7c3-4384-ad31-f08dc32233a6</text:p>
          </table:table-cell>
        </table:table-row>
        <table:table-row table:style-name="ro1">
          <table:table-cell/>
          <table:table-cell table:style-name="Default" office:value-type="string" calcext:value-type="string">
            <text:p>9e917fae-f5f0-4734-ab06-9116da464f2b</text:p>
          </table:table-cell>
          <table:table-cell office:value-type="string" calcext:value-type="string">
            <text:p>4ccfa5ab-59e6-4876-9898-4d1ea46e7733</text:p>
          </table:table-cell>
        </table:table-row>
        <table:table-row table:style-name="ro1">
          <table:table-cell/>
          <table:table-cell table:style-name="Default" office:value-type="string" calcext:value-type="string">
            <text:p>1dffc529-1582-419c-ad31-5c851e5ca4d3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1dffc529-1582-419c-ad31-5c851e5ca4d3</text:p>
          </table:table-cell>
          <table:table-cell office:value-type="string" calcext:value-type="string">
            <text:p>4ccfa5ab-59e6-4876-9898-4d1ea46e7733</text:p>
          </table:table-cell>
        </table:table-row>
        <table:table-row table:style-name="ro1">
          <table:table-cell/>
          <table:table-cell table:style-name="Default" office:value-type="string" calcext:value-type="string">
            <text:p>db3a8c3d-485f-4e4b-a06e-ae9ad158cc66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db3a8c3d-485f-4e4b-a06e-ae9ad158cc66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table:style-name="Default" office:value-type="string" calcext:value-type="string">
            <text:p>db3a8c3d-485f-4e4b-a06e-ae9ad158cc66</text:p>
          </table:table-cell>
          <table:table-cell office:value-type="string" calcext:value-type="string">
            <text:p>2e495122-e7c3-4384-ad31-f08dc32233a6</text:p>
          </table:table-cell>
        </table:table-row>
        <table:table-row table:style-name="ro1">
          <table:table-cell/>
          <table:table-cell table:style-name="Default" office:value-type="string" calcext:value-type="string">
            <text:p>db3a8c3d-485f-4e4b-a06e-ae9ad158cc66</text:p>
          </table:table-cell>
          <table:table-cell office:value-type="string" calcext:value-type="string">
            <text:p>4ccfa5ab-59e6-4876-9898-4d1ea46e7733</text:p>
          </table:table-cell>
        </table:table-row>
        <table:table-row table:style-name="ro1">
          <table:table-cell/>
          <table:table-cell table:style-name="Default" office:value-type="string" calcext:value-type="string">
            <text:p>7b43a26e-58e3-4029-9836-4d008496c4d2</text:p>
          </table:table-cell>
          <table:table-cell office:value-type="string" calcext:value-type="string">
            <text:p>cf295704-19c1-4d32-917e-e84fb28f3989</text:p>
          </table:table-cell>
        </table:table-row>
        <table:table-row table:style-name="ro1">
          <table:table-cell/>
          <table:table-cell table:style-name="Default" office:value-type="string" calcext:value-type="string">
            <text:p>7b43a26e-58e3-4029-9836-4d008496c4d2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table:style-name="Default" office:value-type="string" calcext:value-type="string">
            <text:p>0284cf33-1412-4e14-8987-91cbe66ac043</text:p>
          </table:table-cell>
          <table:table-cell office:value-type="string" calcext:value-type="string">
            <text:p>cf295704-19c1-4d32-917e-e84fb28f3989</text:p>
          </table:table-cell>
        </table:table-row>
        <table:table-row table:style-name="ro1">
          <table:table-cell/>
          <table:table-cell table:style-name="Default" office:value-type="string" calcext:value-type="string">
            <text:p>0284cf33-1412-4e14-8987-91cbe66ac043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table:style-name="Default" office:value-type="string" calcext:value-type="string">
            <text:p>0f4bede4-c06b-40b6-9c8e-0f5630fc0f4b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0f4bede4-c06b-40b6-9c8e-0f5630fc0f4b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table:style-name="Default" office:value-type="string" calcext:value-type="string">
            <text:p>c5ef4ed8-22a5-4e8d-b1de-272915ba48ab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table:style-name="Default" office:value-type="string" calcext:value-type="string">
            <text:p>c5ef4ed8-22a5-4e8d-b1de-272915ba48ab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table:style-name="Default" office:value-type="string" calcext:value-type="string">
            <text:p>c5ef4ed8-22a5-4e8d-b1de-272915ba48ab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table:style-name="Default" office:value-type="string" calcext:value-type="string">
            <text:p>95a29039-857b-41f3-935e-1e399c90190b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37f3bbec-a700-4c8d-ad6b-bb3345037490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4ad15701-ce59-4043-be54-7798f4a2de22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table:style-name="Default" office:value-type="string" calcext:value-type="string">
            <text:p>9478317b-fa65-41f3-a7ec-80201b616248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a8647a7f-a134-415c-8de7-cb46bc13a4b9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d907603d-a639-4ce9-8ca6-bd11d35c9771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12495afd-77ee-48b2-8649-7803287c5e79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12495afd-77ee-48b2-8649-7803287c5e79</text:p>
          </table:table-cell>
          <table:table-cell office:value-type="string" calcext:value-type="string">
            <text:p>a4883294-ae5c-491f-aecb-8951ed6d3571</text:p>
          </table:table-cell>
        </table:table-row>
        <table:table-row table:style-name="ro1">
          <table:table-cell/>
          <table:table-cell office:value-type="string" calcext:value-type="string">
            <text:p>f9e78817-e023-48f8-8049-3c9624b2bec5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f9e78817-e023-48f8-8049-3c9624b2bec5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office:value-type="string" calcext:value-type="string">
            <text:p>f9e78817-e023-48f8-8049-3c9624b2bec5</text:p>
          </table:table-cell>
          <table:table-cell office:value-type="string" calcext:value-type="string">
            <text:p>a4883294-ae5c-491f-aecb-8951ed6d3571</text:p>
          </table:table-cell>
        </table:table-row>
        <table:table-row table:style-name="ro1">
          <table:table-cell/>
          <table:table-cell office:value-type="string" calcext:value-type="string">
            <text:p>00e050c6-ae19-46f2-845f-1e2706eb3083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00e050c6-ae19-46f2-845f-1e2706eb3083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office:value-type="string" calcext:value-type="string">
            <text:p>00e050c6-ae19-46f2-845f-1e2706eb3083</text:p>
          </table:table-cell>
          <table:table-cell office:value-type="string" calcext:value-type="string">
            <text:p>a4883294-ae5c-491f-aecb-8951ed6d3571</text:p>
          </table:table-cell>
        </table:table-row>
        <table:table-row table:style-name="ro1">
          <table:table-cell/>
          <table:table-cell office:value-type="string" calcext:value-type="string">
            <text:p>aff6cc47-06e0-40c8-8f94-668cf60e38d4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aff6cc47-06e0-40c8-8f94-668cf60e38d4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office:value-type="string" calcext:value-type="string">
            <text:p>aff6cc47-06e0-40c8-8f94-668cf60e38d4</text:p>
          </table:table-cell>
          <table:table-cell office:value-type="string" calcext:value-type="string">
            <text:p>a4883294-ae5c-491f-aecb-8951ed6d3571</text:p>
          </table:table-cell>
        </table:table-row>
        <table:table-row table:style-name="ro1">
          <table:table-cell/>
          <table:table-cell office:value-type="string" calcext:value-type="string">
            <text:p>59e20435-7fe2-4b35-9aa0-b35a44ac86ac</text:p>
          </table:table-cell>
          <table:table-cell office:value-type="string" calcext:value-type="string">
            <text:p>a4883294-ae5c-491f-aecb-8951ed6d3571</text:p>
          </table:table-cell>
        </table:table-row>
        <table:table-row table:style-name="ro1">
          <table:table-cell/>
          <table:table-cell office:value-type="string" calcext:value-type="string">
            <text:p>59e20435-7fe2-4b35-9aa0-b35a44ac86ac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ff81c491-61d8-49e6-97ff-20cec7779f87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3adb78bd-4d94-42a5-8ebe-ef9b7417e1e4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3adb78bd-4d94-42a5-8ebe-ef9b7417e1e4</text:p>
          </table:table-cell>
          <table:table-cell office:value-type="string" calcext:value-type="string">
            <text:p>43e9ed74-78bc-4e08-a053-2b691b39c742</text:p>
          </table:table-cell>
        </table:table-row>
        <table:table-row table:style-name="ro1">
          <table:table-cell/>
          <table:table-cell office:value-type="string" calcext:value-type="string">
            <text:p>985bb505-bc68-414a-88dc-612e271de144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985bb505-bc68-414a-88dc-612e271de144</text:p>
          </table:table-cell>
          <table:table-cell office:value-type="string" calcext:value-type="string">
            <text:p>2e495122-e7c3-4384-ad31-f08dc32233a6</text:p>
          </table:table-cell>
        </table:table-row>
        <table:table-row table:style-name="ro1">
          <table:table-cell/>
          <table:table-cell office:value-type="string" calcext:value-type="string">
            <text:p>985bb505-bc68-414a-88dc-612e271de144</text:p>
          </table:table-cell>
          <table:table-cell office:value-type="string" calcext:value-type="string">
            <text:p>4ccfa5ab-59e6-4876-9898-4d1ea46e7733</text:p>
          </table:table-cell>
        </table:table-row>
        <table:table-row table:style-name="ro1">
          <table:table-cell/>
          <table:table-cell office:value-type="string" calcext:value-type="string">
            <text:p>c3eb9580-1ed2-4c3b-aec2-2451d4af50c8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5c8653c6-6397-4e95-9c96-2e46e8a9ca0f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5c8653c6-6397-4e95-9c96-2e46e8a9ca0f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office:value-type="string" calcext:value-type="string">
            <text:p>5c8653c6-6397-4e95-9c96-2e46e8a9ca0f</text:p>
          </table:table-cell>
          <table:table-cell office:value-type="string" calcext:value-type="string">
            <text:p>2e495122-e7c3-4384-ad31-f08dc32233a6</text:p>
          </table:table-cell>
        </table:table-row>
        <table:table-row table:style-name="ro1">
          <table:table-cell/>
          <table:table-cell office:value-type="string" calcext:value-type="string">
            <text:p>5c8653c6-6397-4e95-9c96-2e46e8a9ca0f</text:p>
          </table:table-cell>
          <table:table-cell office:value-type="string" calcext:value-type="string">
            <text:p>4ccfa5ab-59e6-4876-9898-4d1ea46e7733</text:p>
          </table:table-cell>
        </table:table-row>
        <table:table-row table:style-name="ro1">
          <table:table-cell/>
          <table:table-cell table:style-name="ce2" office:value-type="string" calcext:value-type="string">
            <text:p>43e9ed74-78bc-4e08-a053-2b691b39c742</text:p>
          </table:table-cell>
          <table:table-cell table:style-name="ce1" office:value-type="string" calcext:value-type="string">
            <text:p>632c521e-0fc9-4804-ada6-e24d92fed053</text:p>
          </table:table-cell>
        </table:table-row>
        <table:table-row table:style-name="ro1">
          <table:table-cell/>
          <table:table-cell table:style-name="ce2" office:value-type="string" calcext:value-type="string">
            <text:p>a4883294-ae5c-491f-aecb-8951ed6d3571</text:p>
          </table:table-cell>
          <table:table-cell table:style-name="ce1" office:value-type="string" calcext:value-type="string">
            <text:p>632c521e-0fc9-4804-ada6-e24d92fed053</text:p>
          </table:table-cell>
        </table:table-row>
        <table:table-row table:style-name="ro1">
          <table:table-cell/>
          <table:table-cell table:style-name="ce2" office:value-type="string" calcext:value-type="string">
            <text:p>90b02647-3790-41f2-8ecb-050f8c90373e</text:p>
          </table:table-cell>
          <table:table-cell table:style-name="ce1" office:value-type="string" calcext:value-type="string">
            <text:p>632c521e-0fc9-4804-ada6-e24d92fed053</text:p>
          </table:table-cell>
        </table:table-row>
        <table:table-row table:style-name="ro1">
          <table:table-cell/>
          <table:table-cell table:style-name="ce2" office:value-type="string" calcext:value-type="string">
            <text:p>43e9ed74-78bc-4e08-a053-2b691b39c742</text:p>
          </table:table-cell>
          <table:table-cell table:style-name="ce1" office:value-type="string" calcext:value-type="string">
            <text:p>d6d8fc5c-9290-47a0-8441-0c1204c6d5d0</text:p>
          </table:table-cell>
        </table:table-row>
        <table:table-row table:style-name="ro1">
          <table:table-cell/>
          <table:table-cell table:style-name="ce2" office:value-type="string" calcext:value-type="string">
            <text:p>a4883294-ae5c-491f-aecb-8951ed6d3571</text:p>
          </table:table-cell>
          <table:table-cell table:style-name="ce1" office:value-type="string" calcext:value-type="string">
            <text:p>d6d8fc5c-9290-47a0-8441-0c1204c6d5d0</text:p>
          </table:table-cell>
        </table:table-row>
        <table:table-row table:style-name="ro1">
          <table:table-cell/>
          <table:table-cell table:style-name="ce2" office:value-type="string" calcext:value-type="string">
            <text:p>90b02647-3790-41f2-8ecb-050f8c90373e</text:p>
          </table:table-cell>
          <table:table-cell table:style-name="ce1" office:value-type="string" calcext:value-type="string">
            <text:p>d6d8fc5c-9290-47a0-8441-0c1204c6d5d0</text:p>
          </table:table-cell>
        </table:table-row>
        <table:table-row table:style-name="ro1">
          <table:table-cell/>
          <table:table-cell office:value-type="string" calcext:value-type="string">
            <text:p>0112f189-e683-471f-86fd-c357df995305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0112f189-e683-471f-86fd-c357df995305</text:p>
          </table:table-cell>
          <table:table-cell office:value-type="string" calcext:value-type="string">
            <text:p>39faa1d2-e3f5-4dc4-9b4c-f64daa89822c</text:p>
          </table:table-cell>
        </table:table-row>
        <table:table-row table:style-name="ro1">
          <table:table-cell/>
          <table:table-cell office:value-type="string" calcext:value-type="string">
            <text:p>d30fbe51-6fb4-41fb-88b7-15b9d4519bb6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d30fbe51-6fb4-41fb-88b7-15b9d4519bb6</text:p>
          </table:table-cell>
          <table:table-cell office:value-type="string" calcext:value-type="string">
            <text:p>39faa1d2-e3f5-4dc4-9b4c-f64daa89822c</text:p>
          </table:table-cell>
        </table:table-row>
        <table:table-row table:style-name="ro1">
          <table:table-cell/>
          <table:table-cell office:value-type="string" calcext:value-type="string">
            <text:p>04d3053f-56bc-451b-a480-9597a1ffd1d0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04d3053f-56bc-451b-a480-9597a1ffd1d0</text:p>
          </table:table-cell>
          <table:table-cell office:value-type="string" calcext:value-type="string">
            <text:p>39faa1d2-e3f5-4dc4-9b4c-f64daa89822c</text:p>
          </table:table-cell>
        </table:table-row>
        <table:table-row table:style-name="ro1">
          <table:table-cell/>
          <table:table-cell office:value-type="string" calcext:value-type="string">
            <text:p>6487f1cb-6026-4a0b-9583-046a53455489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6487f1cb-6026-4a0b-9583-046a53455489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office:value-type="string" calcext:value-type="string">
            <text:p>6487f1cb-6026-4a0b-9583-046a53455489</text:p>
          </table:table-cell>
          <table:table-cell office:value-type="string" calcext:value-type="string">
            <text:p>2e495122-e7c3-4384-ad31-f08dc32233a6</text:p>
          </table:table-cell>
        </table:table-row>
        <table:table-row table:style-name="ro1">
          <table:table-cell/>
          <table:table-cell office:value-type="string" calcext:value-type="string">
            <text:p>6487f1cb-6026-4a0b-9583-046a53455489</text:p>
          </table:table-cell>
          <table:table-cell office:value-type="string" calcext:value-type="string">
            <text:p>4ccfa5ab-59e6-4876-9898-4d1ea46e7733</text:p>
          </table:table-cell>
        </table:table-row>
        <table:table-row table:style-name="ro1">
          <table:table-cell/>
          <table:table-cell office:value-type="string" calcext:value-type="string">
            <text:p>6487f1cb-6026-4a0b-9583-046a53455489</text:p>
          </table:table-cell>
          <table:table-cell office:value-type="string" calcext:value-type="string">
            <text:p>94013d50-f7f2-48fc-9d3e-0b1767a1519e</text:p>
          </table:table-cell>
        </table:table-row>
        <table:table-row table:style-name="ro1">
          <table:table-cell/>
          <table:table-cell office:value-type="string" calcext:value-type="string">
            <text:p>d35ba8b3-73fb-470a-99e7-01700f27b510</text:p>
          </table:table-cell>
          <table:table-cell office:value-type="string" calcext:value-type="string">
            <text:p>90b02647-3790-41f2-8ecb-050f8c90373e</text:p>
          </table:table-cell>
        </table:table-row>
        <table:table-row table:style-name="ro1">
          <table:table-cell/>
          <table:table-cell office:value-type="string" calcext:value-type="string">
            <text:p>d35ba8b3-73fb-470a-99e7-01700f27b510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office:value-type="string" calcext:value-type="string">
            <text:p>d35ba8b3-73fb-470a-99e7-01700f27b510</text:p>
          </table:table-cell>
          <table:table-cell office:value-type="string" calcext:value-type="string">
            <text:p>2e495122-e7c3-4384-ad31-f08dc32233a6</text:p>
          </table:table-cell>
        </table:table-row>
        <table:table-row table:style-name="ro1">
          <table:table-cell/>
          <table:table-cell office:value-type="string" calcext:value-type="string">
            <text:p>d35ba8b3-73fb-470a-99e7-01700f27b510</text:p>
          </table:table-cell>
          <table:table-cell office:value-type="string" calcext:value-type="string">
            <text:p>4ccfa5ab-59e6-4876-9898-4d1ea46e7733</text:p>
          </table:table-cell>
        </table:table-row>
        <table:table-row table:style-name="ro1">
          <table:table-cell/>
          <table:table-cell office:value-type="string" calcext:value-type="string">
            <text:p>d35ba8b3-73fb-470a-99e7-01700f27b510</text:p>
          </table:table-cell>
          <table:table-cell office:value-type="string" calcext:value-type="string">
            <text:p>94013d50-f7f2-48fc-9d3e-0b1767a1519e</text:p>
          </table:table-cell>
        </table:table-row>
        <table:table-row table:style-name="ro1">
          <table:table-cell/>
          <table:table-cell office:value-type="string" calcext:value-type="string">
            <text:p>af4eb662-bee1-472c-9586-6f76996d25b4</text:p>
          </table:table-cell>
          <table:table-cell office:value-type="string" calcext:value-type="string">
            <text:p>4ccfa5ab-59e6-4876-9898-4d1ea46e7733</text:p>
          </table:table-cell>
        </table:table-row>
        <table:table-row table:style-name="ro1">
          <table:table-cell/>
          <table:table-cell office:value-type="string" calcext:value-type="string">
            <text:p>af4eb662-bee1-472c-9586-6f76996d25b4</text:p>
          </table:table-cell>
          <table:table-cell office:value-type="string" calcext:value-type="string">
            <text:p>94013d50-f7f2-48fc-9d3e-0b1767a1519e</text:p>
          </table:table-cell>
        </table:table-row>
        <table:table-row table:style-name="ro1">
          <table:table-cell/>
          <table:table-cell office:value-type="string" calcext:value-type="string">
            <text:p>af4eb662-bee1-472c-9586-6f76996d25b4</text:p>
          </table:table-cell>
          <table:table-cell office:value-type="string" calcext:value-type="string">
            <text:p>4bc78a35-f8f1-4eac-94db-4fe5a9e4a7a0</text:p>
          </table:table-cell>
        </table:table-row>
        <table:table-row table:style-name="ro1">
          <table:table-cell/>
          <table:table-cell office:value-type="string" calcext:value-type="string">
            <text:p>3dae86ae-a180-4167-8ec3-3e6624b4900e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3dae86ae-a180-4167-8ec3-3e6624b4900e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71690f99-ed12-4f26-88ef-bf01b73d4cf1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71690f99-ed12-4f26-88ef-bf01b73d4cf1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f45a1c1c-e0d9-4ea4-bdad-cb24b4526642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f45a1c1c-e0d9-4ea4-bdad-cb24b4526642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db490159-e886-4ee5-accb-0dec6864bd42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db490159-e886-4ee5-accb-0dec6864bd42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39346138-f30b-4978-939a-0bf0c107d3d4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39346138-f30b-4978-939a-0bf0c107d3d4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a1dd7327-4438-4a5b-b3e0-5904213035ed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a1dd7327-4438-4a5b-b3e0-5904213035ed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71545bd7-4966-4d84-af16-7a50b5d72fab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71545bd7-4966-4d84-af16-7a50b5d72fab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7c270232-3bc9-471d-b3b3-f9e0453b9b20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7c270232-3bc9-471d-b3b3-f9e0453b9b20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b6c43efd-c2e4-472b-a5e1-2a84eaa524ec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b6c43efd-c2e4-472b-a5e1-2a84eaa524ec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c58b4b24-7fc4-4c6d-a2f6-01553c658a2f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c58b4b24-7fc4-4c6d-a2f6-01553c658a2f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369e741f-c5b6-4d61-be12-f3be0de4c83b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369e741f-c5b6-4d61-be12-f3be0de4c83b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b51eb483-17fa-4798-8d59-c8a9e4b164f9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b51eb483-17fa-4798-8d59-c8a9e4b164f9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181b4bf3-aeb0-446b-872a-9e7863a84c52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181b4bf3-aeb0-446b-872a-9e7863a84c52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077f5cba-3756-4948-a094-4014f2688c84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077f5cba-3756-4948-a094-4014f2688c84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c20ec374-066e-4bf1-9557-772db2a16ce9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c20ec374-066e-4bf1-9557-772db2a16ce9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44545bf1-67dd-4c7d-addd-b777c0ab0cab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44545bf1-67dd-4c7d-addd-b777c0ab0cab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6311359e-b736-4208-b6b3-dcae4ffde382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6311359e-b736-4208-b6b3-dcae4ffde382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0e19b44a-8fc4-4c8c-ae47-f85608cf13bd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0e19b44a-8fc4-4c8c-ae47-f85608cf13bd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7c84cec3-6e60-40ec-b3b9-176099e3dc15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7c84cec3-6e60-40ec-b3b9-176099e3dc15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7c84cec3-6e60-40ec-b3b9-176099e3dc15</text:p>
          </table:table-cell>
          <table:table-cell office:value-type="string" calcext:value-type="string">
            <text:p>29d75f82-f201-40c3-90f6-80894b149e17</text:p>
          </table:table-cell>
        </table:table-row>
        <table:table-row table:style-name="ro1">
          <table:table-cell/>
          <table:table-cell office:value-type="string" calcext:value-type="string">
            <text:p>f45a1c1c-e0d9-4ea4-bdad-cb24b4526642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a1dd7327-4438-4a5b-b3e0-5904213035ed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b6c43efd-c2e4-472b-a5e1-2a84eaa524ec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61c0f7bd-7304-4ff9-a91c-b7802b01f3b9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61c0f7bd-7304-4ff9-a91c-b7802b01f3b9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61c0f7bd-7304-4ff9-a91c-b7802b01f3b9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191adacd-1e3e-4f88-bbe3-2faa4a4ad480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191adacd-1e3e-4f88-bbe3-2faa4a4ad480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191adacd-1e3e-4f88-bbe3-2faa4a4ad480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ff944f54-8d2f-41a8-9ad4-5c87dcb8a2c5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6e3ab019-fa22-44e3-8380-e4d4fdbfe71f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6e3ab019-fa22-44e3-8380-e4d4fdbfe71f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08be4c07-131d-483b-bf8c-28498b8399c7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12762cb2-b414-48e9-aed6-a6412c1c8e3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12762cb2-b414-48e9-aed6-a6412c1c8e3a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2265a162-c536-4d5c-acc8-a3f65391762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2265a162-c536-4d5c-acc8-a3f65391762a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2265a162-c536-4d5c-acc8-a3f65391762a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cd4fce02-52c2-460a-8833-3b97f46d918e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cd4fce02-52c2-460a-8833-3b97f46d918e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cd4fce02-52c2-460a-8833-3b97f46d918e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cd4fce02-52c2-460a-8833-3b97f46d918e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11b48413-54dd-4e28-bfd1-1f6a81c5f61f</text:p>
          </table:table-cell>
          <table:table-cell office:value-type="string" calcext:value-type="string">
            <text:p>8aa41360-3a7b-4f27-9496-03e656d0ca6b</text:p>
          </table:table-cell>
        </table:table-row>
        <table:table-row table:style-name="ro1">
          <table:table-cell/>
          <table:table-cell office:value-type="string" calcext:value-type="string">
            <text:p>11b48413-54dd-4e28-bfd1-1f6a81c5f61f</text:p>
          </table:table-cell>
          <table:table-cell office:value-type="string" calcext:value-type="string">
            <text:p>29d75f82-f201-40c3-90f6-80894b149e17</text:p>
          </table:table-cell>
        </table:table-row>
        <table:table-row table:style-name="ro1">
          <table:table-cell/>
          <table:table-cell office:value-type="string" calcext:value-type="string">
            <text:p>11b48413-54dd-4e28-bfd1-1f6a81c5f61f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6c87e5c9-28a1-47db-9391-fc2da5146b89</text:p>
          </table:table-cell>
          <table:table-cell office:value-type="string" calcext:value-type="string">
            <text:p>8aa41360-3a7b-4f27-9496-03e656d0ca6b</text:p>
          </table:table-cell>
        </table:table-row>
        <table:table-row table:style-name="ro1">
          <table:table-cell/>
          <table:table-cell office:value-type="string" calcext:value-type="string">
            <text:p>6c87e5c9-28a1-47db-9391-fc2da5146b89</text:p>
          </table:table-cell>
          <table:table-cell office:value-type="string" calcext:value-type="string">
            <text:p>29d75f82-f201-40c3-90f6-80894b149e17</text:p>
          </table:table-cell>
        </table:table-row>
        <table:table-row table:style-name="ro1">
          <table:table-cell/>
          <table:table-cell office:value-type="string" calcext:value-type="string">
            <text:p>6c87e5c9-28a1-47db-9391-fc2da5146b89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6c87e5c9-28a1-47db-9391-fc2da5146b89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24c7d66a-10c4-44ce-902f-648dc7d9849c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113dedd6-02c3-4d45-afb5-f4157f1d6fa1</text:p>
          </table:table-cell>
          <table:table-cell office:value-type="string" calcext:value-type="string">
            <text:p>8aa41360-3a7b-4f27-9496-03e656d0ca6b</text:p>
          </table:table-cell>
        </table:table-row>
        <table:table-row table:style-name="ro1">
          <table:table-cell/>
          <table:table-cell office:value-type="string" calcext:value-type="string">
            <text:p>113dedd6-02c3-4d45-afb5-f4157f1d6fa1</text:p>
          </table:table-cell>
          <table:table-cell office:value-type="string" calcext:value-type="string">
            <text:p>29d75f82-f201-40c3-90f6-80894b149e17</text:p>
          </table:table-cell>
        </table:table-row>
        <table:table-row table:style-name="ro1">
          <table:table-cell/>
          <table:table-cell office:value-type="string" calcext:value-type="string">
            <text:p>113dedd6-02c3-4d45-afb5-f4157f1d6fa1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51c32993-3c30-41e1-af17-7156d1f6f2bb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51c32993-3c30-41e1-af17-7156d1f6f2bb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51c32993-3c30-41e1-af17-7156d1f6f2bb</text:p>
          </table:table-cell>
          <table:table-cell office:value-type="string" calcext:value-type="string">
            <text:p>6cd63aae-24cb-413a-ab7a-8d0f17676d13</text:p>
          </table:table-cell>
        </table:table-row>
        <table:table-row table:style-name="ro1">
          <table:table-cell/>
          <table:table-cell office:value-type="string" calcext:value-type="string">
            <text:p>f2f1af5f-9eb2-4226-abad-a639c349eba0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f2f1af5f-9eb2-4226-abad-a639c349eba0</text:p>
          </table:table-cell>
          <table:table-cell office:value-type="string" calcext:value-type="string">
            <text:p>b4dacee8-a349-4591-aef7-95e1963d7ad1</text:p>
          </table:table-cell>
        </table:table-row>
        <table:table-row table:style-name="ro1">
          <table:table-cell/>
          <table:table-cell office:value-type="string" calcext:value-type="string">
            <text:p>f2f1af5f-9eb2-4226-abad-a639c349eba0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f2f1af5f-9eb2-4226-abad-a639c349eba0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41af824e-79ad-48ed-9c00-01f695686d28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41af824e-79ad-48ed-9c00-01f695686d28</text:p>
          </table:table-cell>
          <table:table-cell office:value-type="string" calcext:value-type="string">
            <text:p>b4dacee8-a349-4591-aef7-95e1963d7ad1</text:p>
          </table:table-cell>
        </table:table-row>
        <table:table-row table:style-name="ro1">
          <table:table-cell/>
          <table:table-cell office:value-type="string" calcext:value-type="string">
            <text:p>41af824e-79ad-48ed-9c00-01f695686d28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41af824e-79ad-48ed-9c00-01f695686d28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f293f6f9-7d16-420f-b875-a5550ac756a4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f293f6f9-7d16-420f-b875-a5550ac756a4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4ce193e0-0509-4cc0-9c2d-87f0cd0cad33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4ce193e0-0509-4cc0-9c2d-87f0cd0cad33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88d1f098-d427-4a86-829b-394b6f8efd08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88d1f098-d427-4a86-829b-394b6f8efd08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88d1f098-d427-4a86-829b-394b6f8efd08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9a79ff93-dee7-4abb-8f31-5be45220fd0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9a79ff93-dee7-4abb-8f31-5be45220fd0a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office:value-type="string" calcext:value-type="string">
            <text:p>9a79ff93-dee7-4abb-8f31-5be45220fd0a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e899a5a8-2390-4f36-9d2d-43f24d9226b6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e899a5a8-2390-4f36-9d2d-43f24d9226b6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office:value-type="string" calcext:value-type="string">
            <text:p>e899a5a8-2390-4f36-9d2d-43f24d9226b6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e899a5a8-2390-4f36-9d2d-43f24d9226b6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ad40b310-f019-4f75-99fa-dafa9618e11c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ad40b310-f019-4f75-99fa-dafa9618e11c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office:value-type="string" calcext:value-type="string">
            <text:p>ad40b310-f019-4f75-99fa-dafa9618e11c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eb9bda6a-b526-4de0-856c-6989b8d1a935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eb9bda6a-b526-4de0-856c-6989b8d1a935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office:value-type="string" calcext:value-type="string">
            <text:p>eb9bda6a-b526-4de0-856c-6989b8d1a935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eb9bda6a-b526-4de0-856c-6989b8d1a935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81ee76d8-713e-4143-ac7a-f68419ae5501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81ee76d8-713e-4143-ac7a-f68419ae5501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81ee76d8-713e-4143-ac7a-f68419ae5501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81ee76d8-713e-4143-ac7a-f68419ae5501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14808d2b-81e0-48c9-970e-3ff9a8a484ff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14808d2b-81e0-48c9-970e-3ff9a8a484ff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14808d2b-81e0-48c9-970e-3ff9a8a484ff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8f032023-023e-4770-86e9-d8c4af33f99e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12c958dc-8bb6-4a94-8ead-f214382731dd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12c958dc-8bb6-4a94-8ead-f214382731dd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35715446-3a30-4ef2-88b1-34bc849ece82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35715446-3a30-4ef2-88b1-34bc849ece82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0cb6eef9-3399-430d-9ca7-1c5f7ced7d6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0cb6eef9-3399-430d-9ca7-1c5f7ced7d6a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0cb6eef9-3399-430d-9ca7-1c5f7ced7d6a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497c7d82-8411-486d-80b5-485954910627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497c7d82-8411-486d-80b5-485954910627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497c7d82-8411-486d-80b5-485954910627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650b279d-6729-483f-89b5-1f20e3292ba1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650b279d-6729-483f-89b5-1f20e3292ba1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650b279d-6729-483f-89b5-1f20e3292ba1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650b279d-6729-483f-89b5-1f20e3292ba1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2916ec04-818f-46f4-8d2b-684912ba1ae9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2916ec04-818f-46f4-8d2b-684912ba1ae9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2916ec04-818f-46f4-8d2b-684912ba1ae9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2916ec04-818f-46f4-8d2b-684912ba1ae9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e6b948d6-3fcf-4d82-9317-49f17912371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54daead9-81ce-46cf-83b3-b79dd821980f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54daead9-81ce-46cf-83b3-b79dd821980f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ad77544d-074a-4aac-ad79-3ac719000b66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ad77544d-074a-4aac-ad79-3ac719000b66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db479108-cb4d-4bd0-b2f6-6b07e3763237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db479108-cb4d-4bd0-b2f6-6b07e3763237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db479108-cb4d-4bd0-b2f6-6b07e3763237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d9af1937-9a82-423e-8edb-33e4978f3479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d9af1937-9a82-423e-8edb-33e4978f3479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6f820e39-b0d2-4ea8-9b92-703de8a409ae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6f820e39-b0d2-4ea8-9b92-703de8a409ae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6f820e39-b0d2-4ea8-9b92-703de8a409ae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61fb0f6e-140a-4e7c-b763-841b9ada6e40</text:p>
          </table:table-cell>
          <table:table-cell office:value-type="string" calcext:value-type="string">
            <text:p>cf295704-19c1-4d32-917e-e84fb28f3989</text:p>
          </table:table-cell>
        </table:table-row>
        <table:table-row table:style-name="ro1">
          <table:table-cell/>
          <table:table-cell office:value-type="string" calcext:value-type="string">
            <text:p>a14976dc-dd28-4cdf-a4f9-fd14ffe4a5e2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a14976dc-dd28-4cdf-a4f9-fd14ffe4a5e2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a14976dc-dd28-4cdf-a4f9-fd14ffe4a5e2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dec4afda-0bd9-47a5-8c79-78634b5c6ad0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dec4afda-0bd9-47a5-8c79-78634b5c6ad0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dec4afda-0bd9-47a5-8c79-78634b5c6ad0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9ae9fb9d-b26f-4e7b-8220-9f49ec9e78f2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9ae9fb9d-b26f-4e7b-8220-9f49ec9e78f2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91e3ae86-2c70-4126-a43c-df6b793a454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91e3ae86-2c70-4126-a43c-df6b793a454a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91e3ae86-2c70-4126-a43c-df6b793a454a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8de843ee-4223-4ce3-a502-93b4fee85fc9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8de843ee-4223-4ce3-a502-93b4fee85fc9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e832577a-57ff-4d2a-a672-56390ecf2b02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e832577a-57ff-4d2a-a672-56390ecf2b02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e832577a-57ff-4d2a-a672-56390ecf2b02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fb5bc1cb-715e-4994-baec-206c23288b5f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fb5bc1cb-715e-4994-baec-206c23288b5f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office:value-type="string" calcext:value-type="string">
            <text:p>fb5bc1cb-715e-4994-baec-206c23288b5f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fb5bc1cb-715e-4994-baec-206c23288b5f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356df482-2459-4b48-afe8-0c62ffb8bb30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356df482-2459-4b48-afe8-0c62ffb8bb30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356df482-2459-4b48-afe8-0c62ffb8bb30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6706b535-c567-4bd9-bb38-71f877ea3f98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6706b535-c567-4bd9-bb38-71f877ea3f98</text:p>
          </table:table-cell>
          <table:table-cell office:value-type="string" calcext:value-type="string">
            <text:p>1bae42ab-7cc8-4942-a5ec-9ea92ec23b14</text:p>
          </table:table-cell>
        </table:table-row>
        <table:table-row table:style-name="ro1">
          <table:table-cell/>
          <table:table-cell office:value-type="string" calcext:value-type="string">
            <text:p>6706b535-c567-4bd9-bb38-71f877ea3f98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6706b535-c567-4bd9-bb38-71f877ea3f98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3f3962ca-f70a-448f-8063-afe130c2f73b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3f3962ca-f70a-448f-8063-afe130c2f73b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3f3962ca-f70a-448f-8063-afe130c2f73b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569e4a54-4a4b-42e8-86b0-66fce654c2d7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6ba148a9-1315-48ed-8767-b7f369835910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6ba148a9-1315-48ed-8767-b7f369835910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498d1cc2-2e52-49f6-8d50-bd8d518c1783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498d1cc2-2e52-49f6-8d50-bd8d518c1783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69e4e93a-cf15-4b56-865a-530ec7b6c438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69e4e93a-cf15-4b56-865a-530ec7b6c438</text:p>
          </table:table-cell>
          <table:table-cell office:value-type="string" calcext:value-type="string">
            <text:p>7a5da770-d820-4afe-aef0-0dc36147e7ce</text:p>
          </table:table-cell>
        </table:table-row>
        <table:table-row table:style-name="ro1">
          <table:table-cell/>
          <table:table-cell office:value-type="string" calcext:value-type="string">
            <text:p>69e4e93a-cf15-4b56-865a-530ec7b6c438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3089c13c-609a-4a7c-abdc-d608d7e32c2a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3089c13c-609a-4a7c-abdc-d608d7e32c2a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21f1045d-d939-4cd7-80ca-5b157a01e529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21f1045d-d939-4cd7-80ca-5b157a01e529</text:p>
          </table:table-cell>
          <table:table-cell office:value-type="string" calcext:value-type="string">
            <text:p>764445e7-f05e-4fef-9a84-895e841d5666</text:p>
          </table:table-cell>
        </table:table-row>
        <table:table-row table:style-name="ro1">
          <table:table-cell/>
          <table:table-cell office:value-type="string" calcext:value-type="string">
            <text:p>21f1045d-d939-4cd7-80ca-5b157a01e529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9085c843-70b1-4990-9772-efd680e8d32d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a067b41a-5f17-48ed-863b-ea3d1df95c47</text:p>
          </table:table-cell>
          <table:table-cell office:value-type="string" calcext:value-type="string">
            <text:p>e2a2d23a-babf-48bd-acdb-445da3bb0dc4</text:p>
          </table:table-cell>
        </table:table-row>
        <table:table-row table:style-name="ro1">
          <table:table-cell/>
          <table:table-cell office:value-type="string" calcext:value-type="string">
            <text:p>a067b41a-5f17-48ed-863b-ea3d1df95c47</text:p>
          </table:table-cell>
          <table:table-cell office:value-type="string" calcext:value-type="string">
            <text:p>0f019447-819d-4c0e-b7f7-1761ac6bfa61</text:p>
          </table:table-cell>
        </table:table-row>
        <table:table-row table:style-name="ro1">
          <table:table-cell/>
          <table:table-cell office:value-type="string" calcext:value-type="string">
            <text:p>71618c1e-d201-4574-bfd9-c6653c8d33ba</text:p>
          </table:table-cell>
          <table:table-cell office:value-type="string" calcext:value-type="string">
            <text:p>cebed5fd-db04-40b5-acbe-128387049e64</text:p>
          </table:table-cell>
        </table:table-row>
        <table:table-row table:style-name="ro1">
          <table:table-cell/>
          <table:table-cell office:value-type="string" calcext:value-type="string">
            <text:p>71618c1e-d201-4574-bfd9-c6653c8d33ba</text:p>
          </table:table-cell>
          <table:table-cell office:value-type="string" calcext:value-type="string">
            <text:p>ff064432-bbbf-41cb-9855-87c8e798fa9f</text:p>
          </table:table-cell>
        </table:table-row>
        <table:table-row table:style-name="ro1">
          <table:table-cell/>
          <table:table-cell office:value-type="string" calcext:value-type="string">
            <text:p>b51eb483-17fa-4798-8d59-c8a9e4b164f9</text:p>
          </table:table-cell>
          <table:table-cell office:value-type="string" calcext:value-type="string">
            <text:p>a15d261d-c1f7-4dd8-ab07-37273399896a</text:p>
          </table:table-cell>
        </table:table-row>
        <table:table-row table:style-name="ro1">
          <table:table-cell/>
          <table:table-cell office:value-type="string" calcext:value-type="string">
            <text:p>c20ec374-066e-4bf1-9557-772db2a16ce9</text:p>
          </table:table-cell>
          <table:table-cell office:value-type="string" calcext:value-type="string">
            <text:p>a15d261d-c1f7-4dd8-ab07-37273399896a</text:p>
          </table:table-cell>
        </table:table-row>
        <table:table-row table:style-name="ro1">
          <table:table-cell/>
          <table:table-cell office:value-type="string" calcext:value-type="string">
            <text:p>0e19b44a-8fc4-4c8c-ae47-f85608cf13bd</text:p>
          </table:table-cell>
          <table:table-cell office:value-type="string" calcext:value-type="string">
            <text:p>a15d261d-c1f7-4dd8-ab07-37273399896a</text:p>
          </table:table-cell>
        </table:table-row>
        <table:table-row table:style-name="ro1">
          <table:table-cell/>
          <table:table-cell office:value-type="string" calcext:value-type="string">
            <text:p>6311359e-b736-4208-b6b3-dcae4ffde382</text:p>
          </table:table-cell>
          <table:table-cell office:value-type="string" calcext:value-type="string">
            <text:p>37e79fc9-8679-4c9d-a410-82d1866c87e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1T14:54:56.953000000</meta:creation-date>
    <dc:date>2022-08-21T16:02:51.367000000</dc:date>
    <meta:editing-duration>PT45M13S</meta:editing-duration>
    <meta:editing-cycles>3</meta:editing-cycles>
    <meta:generator>LibreOffice/7.3.3.2$Windows_X86_64 LibreOffice_project/d1d0ea68f081ee2800a922cac8f79445e4603348</meta:generator>
    <meta:document-statistic meta:table-count="1" meta:cell-count="749" meta:object-count="0"/>
  </office:meta>
</office:document-meta>
</file>